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7">
      <style:graphic-properties fo:wrap-option="wrap" fo:padding-top="0.06667in" fo:padding-bottom="0.06667in" fo:padding-left="0.13333in" fo:padding-right="0.13333in" draw:textarea-vertical-align="top" draw:textarea-horizontal-align="left" draw:fill="none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9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2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6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7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40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9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6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23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51" draw:style-name="a359" draw:master-page-name="Master1-Layout12-cust-1_Inhalt-+-Text" presentation:presentation-page-layout-name="Master1-PPL12" draw:id="Slide-506">
        <draw:frame draw:id="id68" draw:style-name="a363" draw:name="Foliennummernplatzhalter 3" svg:x="9.41667in" svg:y="6.95139in" svg:width="3in" svg:height="0.39931in">
          <draw:text-box>
            <text:p text:style-name="a362" text:class-names="" text:cond-style-name=""><text:span text:style-name="a360" text:class-names=""><text:page-number style:num-format="1" text:fixed="false">1</text:page-number></text:span><text:span text:style-name="a361" text:class-names=""/></text:p>
          </draw:text-box>
          <svg:title/>
          <svg:desc/>
        </draw:frame>
        <draw:frame draw:id="id69" draw:style-name="a371" draw:name="Textfeld 20" svg:x="6.62549in" svg:y="2.10101in" svg:width="1.5748in" svg:height="0.62844in">
          <draw:text-box>
            <text:p text:style-name="a365" text:class-names="" text:cond-style-name=""><text:span text:style-name="a364" text:class-names="">Replacement</text:span></text:p>
            <text:p text:style-name="a370" text:class-names="" text:cond-style-name=""><text:span text:style-name="a366" text:class-names="">(</text:span><text:span text:style-name="a367" text:class-names="">β</text:span><text:span text:style-name="a368" text:class-names="">SIM</text:span><text:span text:style-name="a369" text:class-names=""><text:s text:c="1"/>= .28)</text:span></text:p>
          </draw:text-box>
          <svg:title/>
          <svg:desc/>
        </draw:frame>
        <draw:frame draw:id="id70" draw:style-name="a379" draw:name="Textfeld 20" svg:x="9.39505in" svg:y="2.10487in" svg:width="1.64431in" svg:height="0.62844in">
          <draw:text-box>
            <text:p text:style-name="a373" text:class-names="" text:cond-style-name=""><text:span text:style-name="a372" text:class-names="">Replacement</text:span></text:p>
            <text:p text:style-name="a378" text:class-names="" text:cond-style-name=""><text:span text:style-name="a374" text:class-names="">(</text:span><text:span text:style-name="a375" text:class-names="">β</text:span><text:span text:style-name="a376" text:class-names="">SIM</text:span><text:span text:style-name="a377" text:class-names=""><text:s text:c="1"/>= .29)</text:span></text:p>
          </draw:text-box>
          <svg:title/>
          <svg:desc/>
        </draw:frame>
        <draw:frame draw:id="id71" draw:style-name="a387" draw:name="Textfeld 20" svg:x="1.03035in" svg:y="2.10408in" svg:width="1.5748in" svg:height="0.62844in">
          <draw:text-box>
            <text:p text:style-name="a381" text:class-names="" text:cond-style-name=""><text:span text:style-name="a380" text:class-names="">Replacement</text:span></text:p>
            <text:p text:style-name="a386" text:class-names="" text:cond-style-name=""><text:span text:style-name="a382" text:class-names="">(</text:span><text:span text:style-name="a383" text:class-names="">β</text:span><text:span text:style-name="a384" text:class-names="">SIM</text:span><text:span text:style-name="a385" text:class-names=""><text:s text:c="1"/>= .28)</text:span></text:p>
          </draw:text-box>
          <svg:title/>
          <svg:desc/>
        </draw:frame>
        <draw:g draw:name="Gruppieren 7" draw:id="id72">
          <svg:title/>
          <svg:desc/>
          <draw:custom-shape svg:x="0.48788in" svg:y="2.84223in" svg:width="1.5748in" svg:height="1.5748in" draw:id="id112" draw:style-name="a595" draw:name="Ellipse 3">
            <svg:title/>
            <svg:desc/>
            <text:p text:style-name="a594" text:class-names="" text:cond-style-name=""><text:span text:style-name="a59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53737in" svg:y="2.84223in" svg:width="1.5748in" svg:height="1.5748in" draw:id="id113" draw:style-name="a598" draw:name="Ellipse 4">
            <svg:title/>
            <svg:desc/>
            <text:p text:style-name="a597" text:class-names="" text:cond-style-name=""><text:span text:style-name="a59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4" draw:style-name="a603" draw:name="Textfeld 7" svg:x="2.09657in" svg:y="3.05919in" svg:width="0.80244in" svg:height="0.38154in">
            <draw:text-box>
              <text:p text:style-name="a602" text:class-names="" text:cond-style-name=""><text:span text:style-name="a599" text:class-names="">.</text:span><text:span text:style-name="a600" text:class-names="">03***</text:span><text:span text:style-name="a601" text:class-names=""/></text:p>
            </draw:text-box>
            <svg:title/>
            <svg:desc/>
          </draw:frame>
          <draw:frame draw:id="id115" draw:style-name="a606" draw:name="Textfeld 10" svg:x="2.0967in" svg:y="3.3279in" svg:width="0.85035in" svg:height="0.31422in">
            <draw:text-box>
              <text:p text:style-name="a605" text:class-names="" text:cond-style-name=""><text:span text:style-name="a604" text:class-names="">Location</text:span></text:p>
            </draw:text-box>
            <svg:title/>
            <svg:desc/>
          </draw:frame>
          <draw:custom-shape svg:x="1.00806in" svg:y="3.83376in" svg:width="1.5748in" svg:height="1.5748in" draw:id="id116" draw:style-name="a609" draw:name="Ellipse 4">
            <svg:title/>
            <svg:desc/>
            <text:p text:style-name="a608" text:class-names="" text:cond-style-name=""><text:span text:style-name="a60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7" draw:style-name="a614" draw:name="Textfeld 8" svg:x="1.52386in" svg:y="3.76369in" svg:width="0.60108in" svg:height="0.38154in">
            <draw:text-box>
              <text:p text:style-name="a613" text:class-names="" text:cond-style-name=""><text:span text:style-name="a610" text:class-names="">.</text:span><text:span text:style-name="a611" text:class-names="">01</text:span><text:span text:style-name="a612" text:class-names=""/></text:p>
            </draw:text-box>
            <svg:title/>
            <svg:desc/>
          </draw:frame>
          <draw:frame draw:id="id118" draw:style-name="a619" draw:name="Textfeld 8" svg:x="1.4848in" svg:y="4.47482in" svg:width="0.86488in" svg:height="0.38154in">
            <draw:text-box>
              <text:p text:style-name="a618" text:class-names="" text:cond-style-name=""><text:span text:style-name="a615" text:class-names="">.01</text:span><text:span text:style-name="a616" text:class-names="">**</text:span><text:span text:style-name="a617" text:class-names=""/></text:p>
            </draw:text-box>
            <svg:title/>
            <svg:desc/>
          </draw:frame>
          <draw:frame draw:id="id119" draw:style-name="a623" draw:name="Textfeld 10" svg:x="1.30847in" svg:y="4.79316in" svg:width="0.96053in" svg:height="0.31422in">
            <draw:text-box>
              <text:p text:style-name="a622" text:class-names="" text:cond-style-name=""><text:span text:style-name="a620" text:class-names="">PC1</text:span><text:span text:style-name="a621" text:class-names="">climate</text:span></text:p>
            </draw:text-box>
            <svg:title/>
            <svg:desc/>
          </draw:frame>
          <draw:frame draw:id="id120" draw:style-name="a628" draw:name="Textfeld 8" svg:x="0.77435in" svg:y="3.05743in" svg:width="0.79412in" svg:height="0.38154in">
            <draw:text-box>
              <text:p text:style-name="a627" text:class-names="" text:cond-style-name=""><text:span text:style-name="a624" text:class-names="">.</text:span><text:span text:style-name="a625" text:class-names="">10***</text:span><text:span text:style-name="a626" text:class-names=""/></text:p>
            </draw:text-box>
            <svg:title/>
            <svg:desc/>
          </draw:frame>
          <draw:frame draw:id="id121" draw:style-name="a646" draw:name="Textfeld 10" svg:x="0.46349in" svg:y="3.2545in" svg:width="1.20332in" svg:height="0.85298in">
            <draw:text-box>
              <text:p text:style-name="a632" text:class-names="" text:cond-style-name=""><text:span text:style-name="a629" text:class-names="">PC3</text:span><text:span text:style-name="a630" text:class-names="">soil</text:span><text:span text:style-name="a631" text:class-names="">**</text:span></text:p>
              <text:p text:style-name="a637" text:class-names="" text:cond-style-name=""><text:span text:style-name="a633" text:class-names="">Land/</text:span><text:span text:style-name="a634" text:class-names="">Water</text:span><text:span text:style-name="a635" text:class-names="">n.s</text:span><text:span text:style-name="a636" text:class-names="">.</text:span></text:p>
              <text:p text:style-name="a640" text:class-names="" text:cond-style-name=""><text:span text:style-name="a638" text:class-names="">Exposition***</text:span><text:span text:style-name="a639" text:class-names=""/></text:p>
              <text:p text:style-name="a645" text:class-names="" text:cond-style-name=""><text:span text:style-name="a641" text:class-names="">PC1</text:span><text:span text:style-name="a642" text:class-names="">soil</text:span><text:span text:style-name="a643" text:class-names="">n.s.</text:span><text:span text:style-name="a644" text:class-names=""/></text:p>
            </draw:text-box>
            <svg:title/>
            <svg:desc/>
          </draw:frame>
        </draw:g>
        <draw:frame draw:id="id73" draw:style-name="a398" draw:name="Textfeld 20" svg:x="3.82812in" svg:y="2.10683in" svg:width="1.5748in" svg:height="0.62844in">
          <draw:text-box>
            <text:p text:style-name="a390" text:class-names="" text:cond-style-name=""><text:span text:style-name="a388" text:class-names="">Replacement</text:span><text:span text:style-name="a389" text:class-names=""/></text:p>
            <text:p text:style-name="a397" text:class-names="" text:cond-style-name=""><text:span text:style-name="a391" text:class-names="">(</text:span><text:span text:style-name="a392" text:class-names="">β</text:span><text:span text:style-name="a393" text:class-names="">SIM</text:span><text:span text:style-name="a394" text:class-names=""><text:s text:c="1"/>= .</text:span><text:span text:style-name="a395" text:class-names="">28)</text:span><text:span text:style-name="a396" text:class-names=""/></text:p>
          </draw:text-box>
          <svg:title/>
          <svg:desc/>
        </draw:frame>
        <draw:g draw:name="Gruppieren 6" draw:id="id74">
          <svg:title/>
          <svg:desc/>
          <draw:custom-shape svg:x="3.29394in" svg:y="2.84498in" svg:width="1.5748in" svg:height="1.5748in" draw:id="id107" draw:style-name="a572" draw:name="Ellipse 3">
            <svg:title/>
            <svg:desc/>
            <text:p text:style-name="a571" text:class-names="" text:cond-style-name=""><text:span text:style-name="a57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34344in" svg:y="2.84498in" svg:width="1.5748in" svg:height="1.5748in" draw:id="id108" draw:style-name="a575" draw:name="Ellipse 4">
            <svg:title/>
            <svg:desc/>
            <text:p text:style-name="a574" text:class-names="" text:cond-style-name=""><text:span text:style-name="a57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9" draw:style-name="a581" draw:name="Textfeld 7" svg:x="4.86063in" svg:y="3.06194in" svg:width="0.93617in" svg:height="0.38154in">
            <draw:text-box>
              <text:p text:style-name="a580" text:class-names="" text:cond-style-name=""><text:span text:style-name="a576" text:class-names="">.</text:span><text:span text:style-name="a577" text:class-names="">01</text:span><text:span text:style-name="a578" text:class-names="">n.s.</text:span><text:span text:style-name="a579" text:class-names=""/></text:p>
            </draw:text-box>
            <svg:title/>
            <svg:desc/>
          </draw:frame>
          <draw:frame draw:id="id110" draw:style-name="a589" draw:name="Textfeld 10" svg:x="4.86078in" svg:y="3.32015in" svg:width="1.02284in" svg:height="0.49381in">
            <draw:text-box>
              <text:p text:style-name="a588" text:class-names="" text:cond-style-name=""><text:span text:style-name="a582" text:class-names="">Distance</text:span><text:span text:style-name="a583" text:class-names=""><text:s text:c="1"/></text:span><text:span text:style-name="a584" text:class-names="">to</text:span><text:span text:style-name="a585" text:class-names=""><text:s text:c="1"/></text:span><text:span text:style-name="a586" text:class-names="">biotope</text:span><text:span text:style-name="a587" text:class-names=""/></text:p>
            </draw:text-box>
            <svg:title/>
            <svg:desc/>
          </draw:frame>
          <draw:custom-shape svg:x="3.81413in" svg:y="3.78571in" svg:width="1.5748in" svg:height="1.5748in" draw:id="id111" draw:style-name="a592" draw:name="Ellipse 4">
            <svg:title/>
            <svg:desc/>
            <text:p text:style-name="a591" text:class-names="" text:cond-style-name=""><text:span text:style-name="a59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75" draw:style-name="a406" draw:name="Textfeld 45" svg:x="1.05644in" svg:y="1.50188in" svg:width="1.46265in" svg:height="0.62844in">
          <draw:text-box>
            <text:p text:style-name="a400" text:class-names="" text:cond-style-name=""><text:span text:style-name="a399" text:class-names="">2017</text:span></text:p>
            <text:p text:style-name="a405" text:class-names="" text:cond-style-name=""><text:span text:style-name="a401" text:class-names="">(</text:span><text:span text:style-name="a402" text:class-names="">β</text:span><text:span text:style-name="a403" text:class-names="">SOR</text:span><text:span text:style-name="a404" text:class-names=""><text:s text:c="1"/>= .32)</text:span></text:p>
          </draw:text-box>
          <svg:title/>
          <svg:desc/>
        </draw:frame>
        <draw:g draw:name="Gruppieren 1" draw:id="id76">
          <svg:title/>
          <svg:desc/>
          <draw:custom-shape svg:x="6.10747in" svg:y="2.84778in" svg:width="1.5748in" svg:height="1.5748in" draw:id="id100" draw:style-name="a540" draw:name="Ellipse 3">
            <svg:title/>
            <svg:desc/>
            <text:p text:style-name="a539" text:class-names="" text:cond-style-name=""><text:span text:style-name="a53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7.15697in" svg:y="2.84778in" svg:width="1.5748in" svg:height="1.5748in" draw:id="id101" draw:style-name="a543" draw:name="Ellipse 4">
            <svg:title/>
            <svg:desc/>
            <text:p text:style-name="a542" text:class-names="" text:cond-style-name=""><text:span text:style-name="a54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2" draw:style-name="a548" draw:name="Textfeld 7" svg:x="6.38868in" svg:y="3.06082in" svg:width="0.73549in" svg:height="0.38154in">
            <draw:text-box>
              <text:p text:style-name="a547" text:class-names="" text:cond-style-name=""><text:span text:style-name="a544" text:class-names="">.</text:span><text:span text:style-name="a545" text:class-names="">05*</text:span><text:span text:style-name="a546" text:class-names=""/></text:p>
            </draw:text-box>
            <svg:title/>
            <svg:desc/>
          </draw:frame>
          <draw:custom-shape svg:x="6.63816in" svg:y="3.78852in" svg:width="1.5748in" svg:height="1.5748in" draw:id="id103" draw:style-name="a551" draw:name="Ellipse 4">
            <svg:title/>
            <svg:desc/>
            <text:p text:style-name="a550" text:class-names="" text:cond-style-name=""><text:span text:style-name="a54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4" draw:style-name="a557" draw:name="Textfeld 8" svg:x="7.072in" svg:y="4.48769in" svg:width="0.82375in" svg:height="0.38154in">
            <draw:text-box>
              <text:p text:style-name="a556" text:class-names="" text:cond-style-name=""><text:span text:style-name="a552" text:class-names="">.</text:span><text:span text:style-name="a553" text:class-names="">03</text:span><text:span text:style-name="a554" text:class-names="">n.s.</text:span><text:span text:style-name="a555" text:class-names=""/></text:p>
            </draw:text-box>
            <svg:title/>
            <svg:desc/>
          </draw:frame>
          <draw:frame draw:id="id105" draw:style-name="a561" draw:name="Textfeld 10" svg:x="7.02256in" svg:y="4.79871in" svg:width="0.92536in" svg:height="0.31422in">
            <draw:text-box>
              <text:p text:style-name="a560" text:class-names="" text:cond-style-name=""><text:span text:style-name="a558" text:class-names="">PC1</text:span><text:span text:style-name="a559" text:class-names="">climate</text:span></text:p>
            </draw:text-box>
            <svg:title/>
            <svg:desc/>
          </draw:frame>
          <draw:frame draw:id="id106" draw:style-name="a569" draw:name="Textfeld 10" svg:x="6.12842in" svg:y="3.32503in" svg:width="1.11331in" svg:height="0.4938in">
            <draw:text-box>
              <text:p text:style-name="a563" text:class-names="" text:cond-style-name=""><text:span text:style-name="a562" text:class-names="">Exposition**</text:span></text:p>
              <text:p text:style-name="a568" text:class-names="" text:cond-style-name=""><text:span text:style-name="a564" text:class-names="">PC3</text:span><text:span text:style-name="a565" text:class-names="">soil</text:span><text:span text:style-name="a566" text:class-names="">n.s.</text:span><text:span text:style-name="a567" text:class-names=""/></text:p>
            </draw:text-box>
            <svg:title/>
            <svg:desc/>
          </draw:frame>
        </draw:g>
        <draw:g draw:name="Gruppieren 9" draw:id="id77">
          <svg:title/>
          <svg:desc/>
          <draw:custom-shape svg:x="8.912in" svg:y="2.84302in" svg:width="1.5748in" svg:height="1.5748in" draw:id="id93" draw:style-name="a493" draw:name="Ellipse 3">
            <svg:title/>
            <svg:desc/>
            <text:p text:style-name="a492" text:class-names="" text:cond-style-name=""><text:span text:style-name="a49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9.96149in" svg:y="2.84302in" svg:width="1.5748in" svg:height="1.5748in" draw:id="id94" draw:style-name="a496" draw:name="Ellipse 4">
            <svg:title/>
            <svg:desc/>
            <text:p text:style-name="a495" text:class-names="" text:cond-style-name=""><text:span text:style-name="a49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95" draw:style-name="a503" draw:name="Textfeld 7" svg:x="10.55219in" svg:y="3.0252in" svg:width="0.80244in" svg:height="0.38154in">
            <draw:text-box>
              <text:p text:style-name="a502" text:class-names="" text:cond-style-name=""><text:span text:style-name="a497" text:class-names="">.</text:span><text:span text:style-name="a498" text:class-names="">1</text:span><text:span text:style-name="a499" text:class-names="">0</text:span><text:span text:style-name="a500" text:class-names="">***</text:span><text:span text:style-name="a501" text:class-names=""/></text:p>
            </draw:text-box>
            <svg:title/>
            <svg:desc/>
          </draw:frame>
          <draw:frame draw:id="id96" draw:style-name="a516" draw:name="Textfeld 10" svg:x="10.44734in" svg:y="3.24141in" svg:width="1.18322in" svg:height="0.67339in">
            <draw:text-box>
              <text:p text:style-name="a511" text:class-names="" text:cond-style-name=""><text:span text:style-name="a504" text:class-names="">Distance</text:span><text:span text:style-name="a505" text:class-names=""><text:s text:c="1"/></text:span><text:span text:style-name="a506" text:class-names="">to</text:span><text:span text:style-name="a507" text:class-names=""><text:s text:c="1"/></text:span><text:span text:style-name="a508" text:class-names="">river</text:span><text:span text:style-name="a509" text:class-names="">***</text:span><text:span text:style-name="a510" text:class-names=""/></text:p>
              <text:p text:style-name="a515" text:class-names="" text:cond-style-name=""><text:span text:style-name="a512" text:class-names="">biotope</text:span><text:span text:style-name="a513" text:class-names="">**</text:span><text:span text:style-name="a514" text:class-names="">*</text:span></text:p>
            </draw:text-box>
            <svg:title/>
            <svg:desc/>
          </draw:frame>
          <draw:custom-shape svg:x="9.43219in" svg:y="3.78376in" svg:width="1.5748in" svg:height="1.5748in" draw:id="id97" draw:style-name="a519" draw:name="Ellipse 4">
            <svg:title/>
            <svg:desc/>
            <text:p text:style-name="a518" text:class-names="" text:cond-style-name=""><text:span text:style-name="a51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98" draw:style-name="a524" draw:name="Textfeld 7" svg:x="9.18211in" svg:y="3.06344in" svg:width="0.91664in" svg:height="0.38154in">
            <draw:text-box>
              <text:p text:style-name="a523" text:class-names="" text:cond-style-name=""><text:span text:style-name="a520" text:class-names="">.11</text:span><text:span text:style-name="a521" text:class-names="">***</text:span><text:span text:style-name="a522" text:class-names=""/></text:p>
            </draw:text-box>
            <svg:title/>
            <svg:desc/>
          </draw:frame>
          <draw:frame draw:id="id99" draw:style-name="a537" draw:name="Textfeld 10" svg:x="8.91431in" svg:y="3.3238in" svg:width="1.25771in" svg:height="0.67339in">
            <draw:text-box>
              <text:p text:style-name="a529" text:class-names="" text:cond-style-name=""><text:span text:style-name="a525" text:class-names="">PC1</text:span><text:span text:style-name="a526" text:class-names="">soil</text:span><text:span text:style-name="a527" text:class-names="">n.s.</text:span><text:span text:style-name="a528" text:class-names=""/></text:p>
              <text:p text:style-name="a532" text:class-names="" text:cond-style-name=""><text:span text:style-name="a530" text:class-names="">Exposition</text:span><text:span text:style-name="a531" text:class-names="">***</text:span></text:p>
              <text:p text:style-name="a536" text:class-names="" text:cond-style-name=""><text:span text:style-name="a533" text:class-names="">PC3</text:span><text:span text:style-name="a534" text:class-names="">soil</text:span><text:span text:style-name="a535" text:class-names="">*</text:span></text:p>
            </draw:text-box>
            <svg:title/>
            <svg:desc/>
          </draw:frame>
        </draw:g>
        <draw:frame draw:id="id78" draw:style-name="a416" draw:name="Textfeld 45" svg:x="3.8271in" svg:y="1.50525in" svg:width="1.55133in" svg:height="0.62844in">
          <draw:text-box>
            <text:p text:style-name="a408" text:class-names="" text:cond-style-name=""><text:span text:style-name="a407" text:class-names="">2018</text:span></text:p>
            <text:p text:style-name="a415" text:class-names="" text:cond-style-name=""><text:span text:style-name="a409" text:class-names="">(</text:span><text:span text:style-name="a410" text:class-names="">β</text:span><text:span text:style-name="a411" text:class-names="">SOR</text:span><text:span text:style-name="a412" text:class-names=""><text:s text:c="1"/>= .</text:span><text:span text:style-name="a413" text:class-names="">33)</text:span><text:span text:style-name="a414" text:class-names=""/></text:p>
          </draw:text-box>
          <svg:title/>
          <svg:desc/>
        </draw:frame>
        <draw:frame draw:id="id79" draw:style-name="a424" draw:name="Textfeld 45" svg:x="6.68671in" svg:y="1.50252in" svg:width="1.48089in" svg:height="0.62844in">
          <draw:text-box>
            <text:p text:style-name="a418" text:class-names="" text:cond-style-name=""><text:span text:style-name="a417" text:class-names="">2019</text:span></text:p>
            <text:p text:style-name="a423" text:class-names="" text:cond-style-name=""><text:span text:style-name="a419" text:class-names="">(</text:span><text:span text:style-name="a420" text:class-names="">β</text:span><text:span text:style-name="a421" text:class-names="">SOR</text:span><text:span text:style-name="a422" text:class-names=""><text:s text:c="1"/>= .32)</text:span></text:p>
          </draw:text-box>
          <svg:title/>
          <svg:desc/>
        </draw:frame>
        <draw:frame draw:id="id80" draw:style-name="a432" draw:name="Textfeld 45" svg:x="9.47973in" svg:y="1.49759in" svg:width="1.49702in" svg:height="0.62844in">
          <draw:text-box>
            <text:p text:style-name="a426" text:class-names="" text:cond-style-name=""><text:span text:style-name="a425" text:class-names="">2021</text:span></text:p>
            <text:p text:style-name="a431" text:class-names="" text:cond-style-name=""><text:span text:style-name="a427" text:class-names="">(</text:span><text:span text:style-name="a428" text:class-names="">β</text:span><text:span text:style-name="a429" text:class-names="">SOR</text:span><text:span text:style-name="a430" text:class-names=""><text:s text:c="1"/>= .34)</text:span></text:p>
          </draw:text-box>
          <svg:title/>
          <svg:desc/>
        </draw:frame>
        <draw:frame draw:id="id81" draw:style-name="a440" draw:name="Textfeld 19" svg:x="1.02627in" svg:y="5.52735in" svg:width="1.53297in" svg:height="0.62844in">
          <draw:text-box>
            <text:p text:style-name="a434" text:class-names="" text:cond-style-name=""><text:span text:style-name="a433" text:class-names="">Nestedness</text:span></text:p>
            <text:p text:style-name="a439" text:class-names="" text:cond-style-name=""><text:span text:style-name="a435" text:class-names="">(</text:span><text:span text:style-name="a436" text:class-names="">β</text:span><text:span text:style-name="a437" text:class-names="">SNE</text:span><text:span text:style-name="a438" text:class-names=""><text:s text:c="1"/>= .04)</text:span></text:p>
          </draw:text-box>
          <svg:title/>
          <svg:desc/>
        </draw:frame>
        <draw:frame draw:id="id82" draw:style-name="a448" draw:name="Textfeld 19" svg:x="3.84001in" svg:y="5.53045in" svg:width="1.53297in" svg:height="0.62844in">
          <draw:text-box>
            <text:p text:style-name="a442" text:class-names="" text:cond-style-name=""><text:span text:style-name="a441" text:class-names="">Nestedness</text:span></text:p>
            <text:p text:style-name="a447" text:class-names="" text:cond-style-name=""><text:span text:style-name="a443" text:class-names="">(</text:span><text:span text:style-name="a444" text:class-names="">β</text:span><text:span text:style-name="a445" text:class-names="">SNE</text:span><text:span text:style-name="a446" text:class-names=""><text:s text:c="1"/>= .05)</text:span></text:p>
          </draw:text-box>
          <svg:title/>
          <svg:desc/>
        </draw:frame>
        <draw:frame draw:id="id83" draw:style-name="a456" draw:name="Textfeld 19" svg:x="6.63383in" svg:y="5.52853in" svg:width="1.53297in" svg:height="0.62844in">
          <draw:text-box>
            <text:p text:style-name="a450" text:class-names="" text:cond-style-name=""><text:span text:style-name="a449" text:class-names="">Nestedness</text:span></text:p>
            <text:p text:style-name="a455" text:class-names="" text:cond-style-name=""><text:span text:style-name="a451" text:class-names="">(</text:span><text:span text:style-name="a452" text:class-names="">β</text:span><text:span text:style-name="a453" text:class-names="">SNE</text:span><text:span text:style-name="a454" text:class-names=""><text:s text:c="1"/>= .04)</text:span></text:p>
          </draw:text-box>
          <svg:title/>
          <svg:desc/>
        </draw:frame>
        <draw:frame draw:id="id84" draw:style-name="a464" draw:name="Textfeld 19" svg:x="9.44953in" svg:y="5.53069in" svg:width="1.53297in" svg:height="0.62844in">
          <draw:text-box>
            <text:p text:style-name="a458" text:class-names="" text:cond-style-name=""><text:span text:style-name="a457" text:class-names="">Nestedness</text:span></text:p>
            <text:p text:style-name="a463" text:class-names="" text:cond-style-name=""><text:span text:style-name="a459" text:class-names="">(</text:span><text:span text:style-name="a460" text:class-names="">β</text:span><text:span text:style-name="a461" text:class-names="">SNE</text:span><text:span text:style-name="a462" text:class-names=""><text:s text:c="1"/>= .05)</text:span></text:p>
          </draw:text-box>
          <svg:title/>
          <svg:desc/>
        </draw:frame>
        <draw:frame draw:id="id85" draw:style-name="a471" draw:name="Textfeld 8" svg:x="3.49698in" svg:y="3.06207in" svg:width="0.79412in" svg:height="0.38154in">
          <draw:text-box>
            <text:p text:style-name="a470" text:class-names="" text:cond-style-name=""><text:span text:style-name="a465" text:class-names="">.</text:span><text:span text:style-name="a466" text:class-names="">01</text:span><text:span text:style-name="a467" text:class-names="">n</text:span><text:span text:style-name="a468" text:class-names="">.s.</text:span><text:span text:style-name="a469" text:class-names=""/></text:p>
          </draw:text-box>
          <svg:title/>
          <svg:desc/>
        </draw:frame>
        <draw:frame draw:id="id86" draw:style-name="a475" draw:name="Textfeld 10" svg:x="3.32365in" svg:y="3.32834in" svg:width="1.15186in" svg:height="0.31423in">
          <draw:text-box>
            <text:p text:style-name="a474" text:class-names="" text:cond-style-name=""><text:span text:style-name="a472" text:class-names="">PC3</text:span><text:span text:style-name="a473" text:class-names="">soil</text:span></text:p>
          </draw:text-box>
          <svg:title/>
          <svg:desc/>
        </draw:frame>
        <draw:g draw:name="Gruppieren 55" draw:id="id87">
          <svg:title/>
          <svg:desc/>
          <draw:custom-shape svg:x="2.79507in" svg:y="4.25891in" svg:width="1.01265in" svg:height="0.39311in" draw:id="id91" draw:style-name="a487" draw:name="Legende mit Linie 1 (ohne Rahmen) 12">
            <svg:title/>
            <svg:desc/>
            <text:p text:style-name="a486" text:class-names="" text:cond-style-name=""><text:span text:style-name="a485" text:class-names="">Space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5796"/>
              <draw:equation draw:name="f9" draw:formula="3071"/>
              <draw:equation draw:name="f10" draw:formula="0 - 16789"/>
              <draw:equation draw:name="f11" draw:formula="0 - 13475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  <draw:custom-shape svg:x="2.58483in" svg:y="4.84248in" svg:width="1.01265in" svg:height="0.51608in" draw:id="id92" draw:style-name="a490" draw:name="Legende: mit Linie ohne Rahmen 55">
            <svg:title/>
            <svg:desc/>
            <text:p text:style-name="a489" text:class-names="" text:cond-style-name=""><text:span text:style-name="a488" text:class-names="">History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217"/>
              <draw:equation draw:name="f9" draw:formula="3145"/>
              <draw:equation draw:name="f10" draw:formula="18100"/>
              <draw:equation draw:name="f11" draw:formula="0 - 23984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</draw:g>
        <draw:custom-shape svg:x="0.37209in" svg:y="2.13369in" svg:width="11.25846in" svg:height="3.31917in" draw:id="id88" draw:style-name="a478" draw:name="Rechteck 55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527in" svg:y="4.25015in" svg:width="0.81513in" svg:height="0.56844in" draw:id="id89" draw:style-name="a481" draw:name="Legende mit Linie 1 (ohne Rahmen) 56">
          <svg:title/>
          <svg:desc/>
          <text:p text:style-name="a480" text:class-names="" text:cond-style-name=""><text:span text:style-name="a479" text:class-names="">Local</text:span></text:p>
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796"/>
            <draw:equation draw:name="f9" draw:formula="55860"/>
            <draw:equation draw:name="f10" draw:formula="0 - 18417"/>
            <draw:equation draw:name="f11" draw:formula="77214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svg:x="0.37208in" svg:y="5.54936in" svg:width="11.25846in" svg:height="0.62992in" draw:id="id90" draw:style-name="a484" draw:name="Rechteck 55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1_Inhalt + Text">
      <presentation:placeholder presentation:object="object" svg:x="0.46528in" svg:y="1.9542in" svg:width="12.40741in" svg:height="4.10797in"/>
      <presentation:placeholder presentation:object="title" svg:x="0.46528in" svg:y="1.03158in" svg:width="12.40741in" svg:height="0.56084in"/>
      <presentation:placeholder presentation:object="page-number" svg:x="9.41667in" svg:y="6.95139in" svg:width="3in" svg:height="0.39931in"/>
      <presentation:placeholder presentation:object="footer" svg:x="4.41667in" svg:y="6.95139in" svg:width="4.5in" svg:height="0.39931in"/>
      <presentation:placeholder presentation:object="outline" svg:x="0.45372in" svg:y="6.10524in" svg:width="12.40741in" svg:height="0.7368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14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0.5923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14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14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3-01-17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3-01-17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3-01-17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3-01-17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3-01-17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3-01-17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3-01-17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3-01-17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3-01-17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3-01-17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3-01-17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3-01-17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  <style:master-page style:name="Master1-Layout12-cust-1_Inhalt-+-Text" style:page-layout-name="pageLayout1" draw:style-name="a335">
      <draw:frame draw:id="id63" presentation:style-name="a345" draw:name="Inhaltsplatzhalter 2" svg:x="0.46528in" svg:y="1.9542in" svg:width="12.40741in" svg:height="4.10797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Inhalt durch Klicken bearbeit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Zweite Ebene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ritte Ebene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48" draw:name="Titel 1" svg:x="0.46528in" svg:y="1.03158in" svg:width="12.40741in" svg:height="0.56084in" presentation:class="title" presentation:placeholder="false">
        <draw:text-box>
          <text:p text:style-name="a347" text:class-names="" text:cond-style-name=""><text:span text:style-name="a346" text:class-names="">Titel durch Klicken bearbeiten</text:span></text:p>
        </draw:text-box>
        <svg:title/>
        <svg:desc/>
      </draw:frame>
      <draw:frame draw:id="id65" presentation:style-name="a351" draw:name="Foliennummernplatzhalter 4" svg:x="9.41667in" svg:y="6.95139in" svg:width="3in" svg:height="0.39931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draw:frame draw:id="id66" presentation:style-name="a354" draw:name="Fußzeilenplatzhalter 6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>Variability of dike grasslands | Seminar Restoration Ecology | Markus Bauer | 29.11.2021</text:span></text:p>
        </draw:text-box>
        <svg:title/>
        <svg:desc/>
      </draw:frame>
      <draw:frame draw:id="id67" presentation:style-name="a358" draw:name="Textplatzhalter 7" svg:x="0.45372in" svg:y="6.10524in" svg:width="12.40741in" svg:height="0.7368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Inhalt durch Klicken bearbeiten</text:span></text:p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Markus Bauer</meta:initial-creator>
    <dc:creator>Bauer, Markus</dc:creator>
    <meta:creation-date>2021-12-15T15:04:52Z</meta:creation-date>
    <dc:date>2023-01-17T14:11:16Z</dc:date>
    <meta:editing-cycles>17</meta:editing-cycles>
    <meta:editing-duration>PT0S</meta:editing-duration>
    <meta:document-statistic meta:paragraph-count="54" meta:word-count="176"/>
  </office:meta>
</office:document-meta>
</file>